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d3cf" officeooo:paragraph-rsid="0001d3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.mybatis.spring.MyBatisSystemException: nested exception is org.apache.ibatis.exceptions.PersistenceException: </text:p>
      <text:p text:style-name="P1">### Error querying database. <text:s/>Cause: org.springframework.jdbc.CannotGetJdbcConnectionException: Could not get JDBC Connection; nested exception is java.sql.SQLException: ORA-28009: connection as SYS should be as SYSDBA or SYSOPER</text:p>
      <text:p text:style-name="P1"/>
      <text:p text:style-name="P1">### The error may exist in file [/home/ijoy/white/workspace/pure/plat/target/classes/com/ijoy/plat/mapper/loginInfoMapper.xml]</text:p>
      <text:p text:style-name="P1">### The error may involve com.ijoy.plat.mapper.LoginInfoMapper.getAll</text:p>
      <text:p text:style-name="P1">### The error occurred while executing a query</text:p>
      <text:p text:style-name="P1">### Cause: org.springframework.jdbc.CannotGetJdbcConnectionException: Could not get JDBC Connection; nested exception is java.sql.SQLException: ORA-28009: connection as SYS should be as SYSDBA or SYSOPER</text:p>
      <text:p text:style-name="P1"/>
      <text:p text:style-name="P1"><text:tab/>at org.mybatis.spring.MyBatisExceptionTranslator.translateExceptionIfPossible(MyBatisExceptionTranslator.java:75)</text:p>
      <text:p text:style-name="P1"><text:tab/>at org.mybatis.spring.SqlSessionTemplate$SqlSessionInterceptor.invoke(SqlSessionTemplate.java:371)</text:p>
      <text:p text:style-name="P1"><text:tab/>at com.sun.proxy.$Proxy12.selectList(Unknown Source)</text:p>
      <text:p text:style-name="P1"><text:tab/>at org.mybatis.spring.SqlSessionTemplate.selectList(SqlSessionTemplate.java:198)</text:p>
      <text:p text:style-name="P1"><text:tab/>at org.apache.ibatis.binding.MapperMethod.executeForMany(MapperMethod.java:122)</text:p>
      <text:p text:style-name="P1"><text:tab/>at org.apache.ibatis.binding.MapperMethod.execute(MapperMethod.java:64)</text:p>
      <text:p text:style-name="P1"><text:tab/>at org.apache.ibatis.binding.MapperProxy.invoke(MapperProxy.java:53)</text:p>
      <text:p text:style-name="P1"><text:tab/>at com.sun.proxy.$Proxy20.getAll(Unknown Source)</text:p>
      <text:p text:style-name="P1"><text:tab/>at com.ijoy.plat.service.impl.LoginInfoServiceImpl.getAll(LoginInfoServiceImpl.java:85)</text:p>
      <text:p text:style-name="P1"><text:tab/>at com.ijoy.service.LoginInfoServiceTest.getAll(LoginInfoServiceTest.java:22)</text:p>
      <text:p text:style-name="P1"><text:tab/>at sun.reflect.NativeMethodAccessorImpl.invoke0(Native Method)</text:p>
      <text:p text:style-name="P1"><text:tab/>at sun.reflect.NativeMethodAccessorImpl.invoke(NativeMethodAccessorImpl.java:57)</text:p>
      <text:p text:style-name="P1"><text:tab/>at sun.reflect.DelegatingMethodAccessorImpl.invoke(DelegatingMethodAccessorImpl.java:43)</text:p>
      <text:p text:style-name="P1"><text:tab/>at java.lang.reflect.Method.invoke(Method.java:606)</text:p>
      <text:p text:style-name="P1"><text:tab/>at org.junit.runners.model.FrameworkMethod$1.runReflectiveCall(FrameworkMethod.java:50)</text:p>
      <text:p text:style-name="P1"><text:tab/>at org.junit.internal.runners.model.ReflectiveCallable.run(ReflectiveCallable.java:12)</text:p>
      <text:p text:style-name="P1"><text:tab/>at org.junit.runners.model.FrameworkMethod.invokeExplosively(FrameworkMethod.java:47)</text:p>
      <text:p text:style-name="P1"><text:tab/>at org.junit.internal.runners.statements.InvokeMethod.evaluate(InvokeMethod.java:17)</text:p>
      <text:p text:style-name="P1"><text:tab/>at org.springframework.test.context.junit4.statements.RunBeforeTestMethodCallbacks.evaluate(RunBeforeTestMethodCallbacks.java:74)</text:p>
      <text:p text:style-name="P1"><text:tab/>at org.springframework.test.context.junit4.statements.RunAfterTestMethodCallbacks.evaluate(RunAfterTestMethodCallbacks.java:83)</text:p>
      <text:p text:style-name="P1"><text:tab/>at org.springframework.test.context.junit4.statements.SpringRepeat.evaluate(SpringRepeat.java:72)</text:p>
      <text:p text:style-name="P1"><text:tab/>at org.springframework.test.context.junit4.SpringJUnit4ClassRunner.runChild(SpringJUnit4ClassRunner.java:231)</text:p>
      <text:p text:style-name="P1"><text:tab/>at <text:soft-page-break/>org.springframework.test.context.junit4.SpringJUnit4ClassRunner.runChild(SpringJUnit4ClassRunner.java:88)</text:p>
      <text:p text:style-name="P1"><text:tab/>at org.junit.runners.ParentRunner$3.run(ParentRunner.java:290)</text:p>
      <text:p text:style-name="P1"><text:tab/>at org.junit.runners.ParentRunner$1.schedule(ParentRunner.java:71)</text:p>
      <text:p text:style-name="P1"><text:tab/>at org.junit.runners.ParentRunner.runChildren(ParentRunner.java:288)</text:p>
      <text:p text:style-name="P1"><text:tab/>at org.junit.runners.ParentRunner.access$000(ParentRunner.java:58)</text:p>
      <text:p text:style-name="P1"><text:tab/>at org.junit.runners.ParentRunner$2.evaluate(ParentRunner.java:268)</text:p>
      <text:p text:style-name="P1"><text:tab/>at org.springframework.test.context.junit4.statements.RunBeforeTestClassCallbacks.evaluate(RunBeforeTestClassCallbacks.java:61)</text:p>
      <text:p text:style-name="P1"><text:tab/>at org.springframework.test.context.junit4.statements.RunAfterTestClassCallbacks.evaluate(RunAfterTestClassCallbacks.java:71)</text:p>
      <text:p text:style-name="P1"><text:tab/>at org.junit.runners.ParentRunner.run(ParentRunner.java:363)</text:p>
      <text:p text:style-name="P1"><text:tab/>at org.springframework.test.context.junit4.SpringJUnit4ClassRunner.run(SpringJUnit4ClassRunner.java:174)</text:p>
      <text:p text:style-name="P1"><text:tab/>at org.eclipse.jdt.internal.junit4.runner.JUnit4TestReference.run(JUnit4TestReference.java:86)</text:p>
      <text:p text:style-name="P1"><text:tab/>at org.eclipse.jdt.internal.junit.runner.TestExecution.run(TestExecution.java:38)</text:p>
      <text:p text:style-name="P1"><text:tab/>at org.eclipse.jdt.internal.junit.runner.RemoteTestRunner.runTests(RemoteTestRunner.java:459)</text:p>
      <text:p text:style-name="P1"><text:tab/>at org.eclipse.jdt.internal.junit.runner.RemoteTestRunner.runTests(RemoteTestRunner.java:675)</text:p>
      <text:p text:style-name="P1"><text:tab/>at org.eclipse.jdt.internal.junit.runner.RemoteTestRunner.run(RemoteTestRunner.java:382)</text:p>
      <text:p text:style-name="P1"><text:tab/>at org.eclipse.jdt.internal.junit.runner.RemoteTestRunner.main(RemoteTestRunner.java:192)</text:p>
      <text:p text:style-name="P1">Caused by: org.apache.ibatis.exceptions.PersistenceException: </text:p>
      <text:p text:style-name="P1">### Error querying database. <text:s/>Cause: org.springframework.jdbc.CannotGetJdbcConnectionException: Could not get JDBC Connection; nested exception is java.sql.SQLException: ORA-28009: connection as SYS should be as SYSDBA or SYSOPER</text:p>
      <text:p text:style-name="P1"/>
      <text:p text:style-name="P1">### The error may exist in file [/home/ijoy/white/workspace/pure/plat/target/classes/com/ijoy/plat/mapper/loginInfoMapper.xml]</text:p>
      <text:p text:style-name="P1">### The error may involve com.ijoy.plat.mapper.LoginInfoMapper.getAll</text:p>
      <text:p text:style-name="P1">### The error occurred while executing a query</text:p>
      <text:p text:style-name="P1">### Cause: org.springframework.jdbc.CannotGetJdbcConnectionException: Could not get JDBC Connection; nested exception is java.sql.SQLException: ORA-28009: connection as SYS should be as SYSDBA or SYSOPER</text:p>
      <text:p text:style-name="P1"/>
      <text:p text:style-name="P1"><text:tab/>at org.apache.ibatis.exceptions.ExceptionFactory.wrapException(ExceptionFactory.java:30)</text:p>
      <text:p text:style-name="P1"><text:tab/>at org.apache.ibatis.session.defaults.DefaultSqlSession.selectList(DefaultSqlSession.java:122)</text:p>
      <text:p text:style-name="P1"><text:tab/>at org.apache.ibatis.session.defaults.DefaultSqlSession.selectList(DefaultSqlSession.java:113)</text:p>
      <text:p text:style-name="P1"><text:tab/>at sun.reflect.NativeMethodAccessorImpl.invoke0(Native Method)</text:p>
      <text:p text:style-name="P1"><text:tab/>at sun.reflect.NativeMethodAccessorImpl.invoke(NativeMethodAccessorImpl.java:57)</text:p>
      <text:p text:style-name="P1"><text:tab/>at sun.reflect.DelegatingMethodAccessorImpl.invoke(DelegatingMethodAccessorImpl.java:43)</text:p>
      <text:p text:style-name="P1"><text:tab/>at java.lang.reflect.Method.invoke(Method.java:606)</text:p>
      <text:p text:style-name="P1"><text:tab/>at org.mybatis.spring.SqlSessionTemplate$SqlSessionInterceptor.invoke(SqlSessionTemplate.java:358<text:soft-page-break/>)</text:p>
      <text:p text:style-name="P1"><text:tab/>... 36 more</text:p>
      <text:p text:style-name="P1">Caused by: org.springframework.jdbc.CannotGetJdbcConnectionException: Could not get JDBC Connection; nested exception is java.sql.SQLException: ORA-28009: connection as SYS should be as SYSDBA or SYSOPER</text:p>
      <text:p text:style-name="P1"/>
      <text:p text:style-name="P1"><text:tab/>at org.springframework.jdbc.datasource.DataSourceUtils.getConnection(DataSourceUtils.java:80)</text:p>
      <text:p text:style-name="P1"><text:tab/>at org.mybatis.spring.transaction.SpringManagedTransaction.openConnection(SpringManagedTransaction.java:81)</text:p>
      <text:p text:style-name="P1"><text:tab/>at org.mybatis.spring.transaction.SpringManagedTransaction.getConnection(SpringManagedTransaction.java:67)</text:p>
      <text:p text:style-name="P1"><text:tab/>at org.apache.ibatis.executor.BaseExecutor.getConnection(BaseExecutor.java:315)</text:p>
      <text:p text:style-name="P1"><text:tab/>at org.apache.ibatis.executor.SimpleExecutor.prepareStatement(SimpleExecutor.java:75)</text:p>
      <text:p text:style-name="P1"><text:tab/>at org.apache.ibatis.executor.SimpleExecutor.doQuery(SimpleExecutor.java:61)</text:p>
      <text:p text:style-name="P1"><text:tab/>at org.apache.ibatis.executor.BaseExecutor.queryFromDatabase(BaseExecutor.java:303)</text:p>
      <text:p text:style-name="P1"><text:tab/>at org.apache.ibatis.executor.BaseExecutor.query(BaseExecutor.java:154)</text:p>
      <text:p text:style-name="P1"><text:tab/>at org.apache.ibatis.executor.CachingExecutor.query(CachingExecutor.java:102)</text:p>
      <text:p text:style-name="P1"><text:tab/>at org.apache.ibatis.executor.CachingExecutor.query(CachingExecutor.java:82)</text:p>
      <text:p text:style-name="P1"><text:tab/>at org.apache.ibatis.session.defaults.DefaultSqlSession.selectList(DefaultSqlSession.java:120)</text:p>
      <text:p text:style-name="P1"><text:tab/>... 42 more</text:p>
      <text:p text:style-name="P1">Caused by: java.sql.SQLException: ORA-28009: connection as SYS should be as SYSDBA or SYSOPER</text:p>
      <text:p text:style-name="P1"/>
      <text:p text:style-name="P1"><text:tab/>at oracle.jdbc.driver.DatabaseError.throwSqlException(DatabaseError.java:112)</text:p>
      <text:p text:style-name="P1"><text:tab/>at oracle.jdbc.driver.T4CTTIoer.processError(T4CTTIoer.java:331)</text:p>
      <text:p text:style-name="P1"><text:tab/>at oracle.jdbc.driver.T4CTTIoer.processError(T4CTTIoer.java:283)</text:p>
      <text:p text:style-name="P1"><text:tab/>at oracle.jdbc.driver.T4CTTIoer.processError(T4CTTIoer.java:278)</text:p>
      <text:p text:style-name="P1"><text:tab/>at oracle.jdbc.driver.T4CTTIoauthenticate.receiveOauth(T4CTTIoauthenticate.java:791)</text:p>
      <text:p text:style-name="P1"><text:tab/>at oracle.jdbc.driver.T4CConnection.logon(T4CConnection.java:362)</text:p>
      <text:p text:style-name="P1"><text:tab/>at oracle.jdbc.driver.PhysicalConnection.&lt;init&gt;(PhysicalConnection.java:441)</text:p>
      <text:p text:style-name="P1"><text:tab/>at oracle.jdbc.driver.T4CConnection.&lt;init&gt;(T4CConnection.java:165)</text:p>
      <text:p text:style-name="P1"><text:tab/>at oracle.jdbc.driver.T4CDriverExtension.getConnection(T4CDriverExtension.java:35)</text:p>
      <text:p text:style-name="P1"><text:tab/>at oracle.jdbc.driver.OracleDriver.connect(OracleDriver.java:801)</text:p>
      <text:p text:style-name="P1"><text:tab/>at java.sql.DriverManager.getConnection(DriverManager.java:571)</text:p>
      <text:p text:style-name="P1"><text:tab/>at java.sql.DriverManager.getConnection(DriverManager.java:187)</text:p>
      <text:p text:style-name="P1"><text:tab/>at org.springframework.jdbc.datasource.DriverManagerDataSource.getConnectionFromDriverManager(DriverManagerDataSource.java:173)</text:p>
      <text:p text:style-name="P1"><text:tab/>at org.springframework.jdbc.datasource.DriverManagerDataSource.getConnectionFromDriver(DriverManagerDataSource.java:164)</text:p>
      <text:p text:style-name="P1"><text:tab/>at org.springframework.jdbc.datasource.AbstractDriverBasedDataSource.getConnectionFromDriver(AbstractDriverBasedDataSource.java:153)</text:p>
      <text:p text:style-name="P1"><text:tab/>at org.springframework.jdbc.datasource.AbstractDriverBasedDataSource.getConnection(AbstractDriverBasedDataSource.java:119)</text:p>
      <text:p text:style-name="P1"><text:tab/>at <text:soft-page-break/>org.springframework.jdbc.datasource.DataSourceUtils.doGetConnection(DataSourceUtils.java:111)</text:p>
      <text:p text:style-name="P1"><text:tab/>at org.springframework.jdbc.datasource.DataSourceUtils.getConnection(DataSourceUtils.java:77)</text:p>
      <text:p text:style-name="P1"><text:tab/>... 52 mo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6:59:41.617387860</meta:creation-date>
    <meta:editing-duration>PT17M46S</meta:editing-duration>
    <meta:editing-cycles>2</meta:editing-cycles>
    <meta:generator>LibreOffice/4.2.8.2$Linux_X86_64 LibreOffice_project/420m0$Build-2</meta:generator>
    <dc:date>2016-02-19T17:32:37.696060787</dc:date>
    <meta:document-statistic meta:table-count="0" meta:image-count="0" meta:object-count="0" meta:page-count="4" meta:paragraph-count="92" meta:word-count="344" meta:character-count="8303" meta:non-whitespace-character-count="7969"/>
  </office:meta>
</office:document-meta>
</file>